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2.808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3.535cm"/>
    </style:style>
    <style:style style:name="co20" style:family="table-column">
      <style:table-column-properties fo:break-before="auto" style:column-width="3.558cm"/>
    </style:style>
    <style:style style:name="co21" style:family="table-column">
      <style:table-column-properties fo:break-before="auto" style:column-width="3.512cm"/>
    </style:style>
    <style:style style:name="co2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51pt solid #000000" fo:border-right="none" fo:border-top="0.51pt solid #000000"/>
    </style:style>
    <style:style style:name="ce3" style:family="table-cell" style:parent-style-name="Default">
      <style:table-cell-properties fo:border-bottom="none" fo:border-left="0.51pt solid #000000" fo:border-right="none" fo:border-top="none"/>
    </style:style>
    <style:style style:name="ce30" style:family="table-cell" style:parent-style-name="Default">
      <style:table-cell-properties fo:border-bottom="none" fo:border-left="0.51pt solid #000000" fo:border-right="none" fo:border-top="none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51pt solid #000000" fo:border-left="0.51pt solid #000000" fo:border-right="none" fo:border-top="none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bb6"/>
    </style:style>
    <style:style style:name="ce25" style:family="table-cell" style:parent-style-name="Default">
      <style:table-cell-properties fo:background-color="#ffd8ce"/>
    </style:style>
    <style:style style:name="ce26" style:family="table-cell" style:parent-style-name="Default">
      <style:table-cell-properties fo:background-color="#ffd7d7"/>
    </style:style>
    <style:style style:name="ce27" style:family="table-cell" style:parent-style-name="Default">
      <style:table-cell-properties fo:background-color="#f7d1d5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11">
      <style:table-cell-properties fo:border="none"/>
    </style:style>
    <style:style style:name="ce45" style:family="table-cell" style:parent-style-name="Default" style:data-style-name="N11">
      <style:table-cell-properties fo:border-bottom="0.51pt solid #000000" fo:border-left="none" fo:border-right="none" fo:border-top="none"/>
    </style:style>
    <style:style style:name="ce46" style:family="table-cell" style:parent-style-name="Default" style:data-style-name="N11"/>
    <style:style style:name="ce47" style:family="table-cell" style:parent-style-name="Default">
      <style:table-cell-properties fo:border-bottom="none" fo:border-left="none" fo:border-right="none" fo:border-top="0.51pt solid #000000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order-left="none" fo:border-right="0.51pt solid #000000" fo:border-top="0.51pt solid #0000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cm"/>
    </style:style>
    <style:style style:name="ce50" style:family="table-cell" style:parent-style-name="Default" style:data-style-name="N11">
      <style:table-cell-properties fo:border-bottom="none" fo:border-left="none" fo:border-right="0.51pt solid #000000" fo:border-top="none"/>
    </style:style>
    <style:style style:name="ce51" style:family="table-cell" style:parent-style-name="Default" style:data-style-name="N11">
      <style:table-cell-properties fo:border-bottom="0.51pt solid #000000" fo:border-left="none" fo:border-right="0.51pt solid #000000" fo:border-top="none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"/>
    <style:style style:name="ce3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4">
      <style:table-cell-properties fo:background-color="#ffdbb6"/>
    </style:style>
    <style:style style:name="ce39" style:family="table-cell" style:parent-style-name="Default" style:data-style-name="N4">
      <style:table-cell-properties fo:background-color="#ffd8ce"/>
    </style:style>
    <style:style style:name="ce40" style:family="table-cell" style:parent-style-name="Default" style:data-style-name="N4">
      <style:table-cell-properties fo:background-color="#f7d1d5"/>
    </style:style>
    <style:style style:name="ce41" style:family="table-cell" style:parent-style-name="Default" style:data-style-name="N113"/>
    <style:style style:name="ce59" style:family="table-cell" style:parent-style-name="Default" style:data-style-name="N107"/>
    <style:style style:name="ce60" style:family="table-cell" style:parent-style-name="Default" style:data-style-name="N2">
      <style:table-cell-properties fo:background-color="#ffd8ce"/>
    </style:style>
    <style:style style:name="ce42" style:family="table-cell" style:parent-style-name="Default" style:data-style-name="N4">
      <style:table-cell-properties fo:background-color="#ffd7d7"/>
    </style:style>
    <style:style style:name="ce62" style:family="table-cell" style:parent-style-name="Default" style:data-style-name="N2">
      <style:table-cell-properties fo:background-color="#ffdbb6"/>
    </style:style>
    <style:style style:name="ce63" style:family="table-cell" style:parent-style-name="Default" style:data-style-name="N2">
      <style:table-cell-properties fo:background-color="#ffd7d7"/>
    </style:style>
    <style:style style:name="ce64" style:family="table-cell" style:parent-style-name="Default" style:data-style-name="N2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Default"/>
        <table:table-column table:style-name="co15" table:default-cell-style-name="Default"/>
        <table:table-column table:style-name="co2" table:default-cell-style-name="ce4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15" table:number-columns-repeated="99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sensors</text:p>
          </table:table-cell>
          <table:table-cell table:style-name="ce1" office:value-type="string" calcext:value-type="string">
            <text:p>pc_train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session_test</text:p>
          </table:table-cell>
          <table:table-cell table:style-name="ce1" office:value-type="string" calcext:value-type="string">
            <text:p>num_users</text:p>
          </table:table-cell>
          <table:table-cell table:style-name="ce1" office:value-type="string" calcext:value-type="string">
            <text:p>num_attackers</text:p>
          </table:table-cell>
          <table:table-cell table:style-name="ce1" office:value-type="string" calcext:value-type="string">
            <text:p>num_variables</text:p>
          </table:table-cell>
          <table:table-cell table:style-name="ce1" office:value-type="string" calcext:value-type="string">
            <text:p>login_pos</text:p>
          </table:table-cell>
          <table:table-cell table:style-name="ce1" office:value-type="string" calcext:value-type="string">
            <text:p>login_neg</text:p>
          </table:table-cell>
          <table:table-cell table:style-name="ce37" office:value-type="string" calcext:value-type="string">
            <text:p>login_acc</text:p>
          </table:table-cell>
          <table:table-cell table:style-name="Default" office:value-type="string" calcext:value-type="string">
            <text:p>login_pos_prob</text:p>
          </table:table-cell>
          <table:table-cell table:style-name="Default" office:value-type="string" calcext:value-type="string">
            <text:p>login_neg_prob</text:p>
          </table:table-cell>
          <table:table-cell table:style-name="Default" office:value-type="string" calcext:value-type="string">
            <text:p>login_acc_prob</text:p>
          </table:table-cell>
          <table:table-cell table:style-name="ce1" office:value-type="string" calcext:value-type="string">
            <text:p>attack_pos</text:p>
          </table:table-cell>
          <table:table-cell table:style-name="ce1" office:value-type="string" calcext:value-type="string">
            <text:p>attack_neg</text:p>
          </table:table-cell>
          <table:table-cell table:style-name="ce37" office:value-type="string" calcext:value-type="string">
            <text:p>attack_acc</text:p>
          </table:table-cell>
          <table:table-cell table:style-name="ce1" office:value-type="string" calcext:value-type="string">
            <text:p>grd_login_pos</text:p>
          </table:table-cell>
          <table:table-cell table:style-name="ce1" office:value-type="string" calcext:value-type="string">
            <text:p>grd_login_neg</text:p>
          </table:table-cell>
          <table:table-cell table:style-name="ce1" office:value-type="string" calcext:value-type="string">
            <text:p>grd_login_acc</text:p>
          </table:table-cell>
          <table:table-cell office:value-type="string" calcext:value-type="string">
            <text:p>grd_login_pos_prob</text:p>
          </table:table-cell>
          <table:table-cell office:value-type="string" calcext:value-type="string">
            <text:p>grd_login_neg_prob</text:p>
          </table:table-cell>
          <table:table-cell table:style-name="ce1" office:value-type="string" calcext:value-type="string">
            <text:p>grd_login_acc_prob</text:p>
          </table:table-cell>
          <table:table-cell table:style-name="ce1" office:value-type="string" calcext:value-type="string">
            <text:p>grd_attack_pos</text:p>
          </table:table-cell>
          <table:table-cell table:style-name="ce1" office:value-type="string" calcext:value-type="string">
            <text:p>grd_attack_neg</text:p>
          </table:table-cell>
          <table:table-cell table:style-name="ce1" office:value-type="string" calcext:value-type="string">
            <text:p>grd_attack_acc</text:p>
          </table:table-cell>
          <table:table-cell table:style-name="ce1"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2]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8" table:formula="of:=[.J2]/([.J2]+[.K2])" office:value-type="float" office:value="1" calcext:value-type="float">
            <text:p>1,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38" table:formula="of:=[.M2]/([.M2]+[.N2])" office:value-type="float" office:value="0.375" calcext:value-type="float">
            <text:p>0,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0" calcext:value-type="float">
            <text:p>250</text:p>
          </table:table-cell>
          <table:table-cell table:style-name="ce38" table:formula="of:=[.P2]/([.P2]+[.Q2])" office:value-type="float" office:value="0.0118577075098814" calcext:value-type="float">
            <text:p>0,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62" table:formula="of:=[.S2]/([.S2]+[.T2])" office:value-type="float" office:value="0.875" calcext:value-type="float">
            <text:p>0,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62" table:formula="of:=[.V2]/([.V2]+[.W2])" office:value-type="float" office:value="0.25" calcext:value-type="float">
            <text:p>0,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3" calcext:value-type="float">
            <text:p>253</text:p>
          </table:table-cell>
          <table:table-cell table:style-name="ce38" table:formula="of:=[.Y2]/([.Y2]+[.Z2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3]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8" table:formula="of:=[.J3]/([.J3]+[.K3])" office:value-type="float" office:value="1" calcext:value-type="float">
            <text:p>1,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38" table:formula="of:=[.M3]/([.M3]+[.N3])" office:value-type="float" office:value="0.4375" calcext:value-type="float">
            <text:p>0,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3" calcext:value-type="float">
            <text:p>253</text:p>
          </table:table-cell>
          <table:table-cell table:style-name="ce38" table:formula="of:=[.P3]/([.P3]+[.Q3])" office:value-type="float" office:value="0" calcext:value-type="float">
            <text:p>0,0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62" table:formula="of:=[.S3]/([.S3]+[.T3])" office:value-type="float" office:value="0.75" calcext:value-type="float">
            <text:p>0,7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62" table:formula="of:=[.V3]/([.V3]+[.W3])" office:value-type="float" office:value="0.25" calcext:value-type="float">
            <text:p>0,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3" calcext:value-type="float">
            <text:p>253</text:p>
          </table:table-cell>
          <table:table-cell table:style-name="ce38" table:formula="of:=[.Y3]/([.Y3]+[.Z3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3" calcext:value-type="float">
            <text:p>3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4]" office:value-type="float" office:value="6" calcext:value-type="float">
            <text:p>6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38" table:formula="of:=[.J4]/([.J4]+[.K4])" office:value-type="float" office:value="0.846153846153846" calcext:value-type="float">
            <text:p>0,8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38" table:formula="of:=[.M4]/([.M4]+[.N4])" office:value-type="float" office:value="0.115384615384615" calcext:value-type="float">
            <text:p>0,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0" calcext:value-type="float">
            <text:p>180</text:p>
          </table:table-cell>
          <table:table-cell table:style-name="ce38" table:formula="of:=[.P4]/([.P4]+[.Q4])" office:value-type="float" office:value="0.010989010989011" calcext:value-type="float">
            <text:p>0,0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62" table:formula="of:=[.S4]/([.S4]+[.T4])" office:value-type="float" office:value="0.5" calcext:value-type="float">
            <text:p>0,5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62" table:formula="of:=[.V4]/([.V4]+[.W4])" office:value-type="float" office:value="0.153846153846154" calcext:value-type="float">
            <text:p>0,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38" table:formula="of:=[.Y4]/([.Y4]+[.Z4])" office:value-type="float" office:value="0.00549450549450549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5]" office:value-type="float" office:value="7" calcext:value-type="float">
            <text:p>7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38" table:formula="of:=[.J5]/([.J5]+[.K5])" office:value-type="float" office:value="0.846153846153846" calcext:value-type="float">
            <text:p>0,8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38" table:formula="of:=[.M5]/([.M5]+[.N5])" office:value-type="float" office:value="0.192307692307692" calcext:value-type="float">
            <text:p>0,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38" table:formula="of:=[.P5]/([.P5]+[.Q5])" office:value-type="float" office:value="0.00549450549450549" calcext:value-type="float">
            <text:p>0,0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62" table:formula="of:=[.S5]/([.S5]+[.T5])" office:value-type="float" office:value="0.807692307692308" calcext:value-type="float">
            <text:p>0,8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62" table:formula="of:=[.V5]/([.V5]+[.W5])" office:value-type="float" office:value="0.153846153846154" calcext:value-type="float">
            <text:p>0,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38" table:formula="of:=[.Y5]/([.Y5]+[.Z5])" office:value-type="float" office:value="0.00549450549450549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6]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38" table:formula="of:=[.J6]/([.J6]+[.K6])" office:value-type="float" office:value="0.611111111111111" calcext:value-type="float">
            <text:p>0,6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" calcext:value-type="float">
            <text:p>33</text:p>
          </table:table-cell>
          <table:table-cell table:style-name="ce38" table:formula="of:=[.M6]/([.M6]+[.N6])" office:value-type="float" office:value="0.0833333333333333" calcext:value-type="float">
            <text:p>0,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" calcext:value-type="float">
            <text:p>110</text:p>
          </table:table-cell>
          <table:table-cell table:style-name="ce38" table:formula="of:=[.P6]/([.P6]+[.Q6])" office:value-type="float" office:value="0.0178571428571429" calcext:value-type="float">
            <text:p>0,0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62" table:formula="of:=[.S6]/([.S6]+[.T6])" office:value-type="float" office:value="0.555555555555556" calcext:value-type="float">
            <text:p>0,5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62" table:formula="of:=[.V6]/([.V6]+[.W6])" office:value-type="float" office:value="0.111111111111111" calcext:value-type="float">
            <text:p>0,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" calcext:value-type="float">
            <text:p>110</text:p>
          </table:table-cell>
          <table:table-cell table:style-name="ce38" table:formula="of:=[.Y6]/([.Y6]+[.Z6])" office:value-type="float" office:value="0.0178571428571429" calcext:value-type="float">
            <text:p>0,02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7]" office:value-type="float" office:value="7" calcext:value-type="float">
            <text:p>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38" table:formula="of:=[.J7]/([.J7]+[.K7])" office:value-type="float" office:value="0.722222222222222" calcext:value-type="float">
            <text:p>0,7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38" table:formula="of:=[.M7]/([.M7]+[.N7])" office:value-type="float" office:value="0.138888888888889" calcext:value-type="float">
            <text:p>0,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2" calcext:value-type="float">
            <text:p>112</text:p>
          </table:table-cell>
          <table:table-cell table:style-name="ce38" table:formula="of:=[.P7]/([.P7]+[.Q7])" office:value-type="float" office:value="0" calcext:value-type="float">
            <text:p>0,0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62" table:formula="of:=[.S7]/([.S7]+[.T7])" office:value-type="float" office:value="0.722222222222222" calcext:value-type="float">
            <text:p>0,7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62" table:formula="of:=[.V7]/([.V7]+[.W7])" office:value-type="float" office:value="0.111111111111111" calcext:value-type="float">
            <text:p>0,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2" calcext:value-type="float">
            <text:p>112</text:p>
          </table:table-cell>
          <table:table-cell table:style-name="ce38" table:formula="of:=[.Y7]/([.Y7]+[.Z7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8]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38" table:formula="of:=[.J8]/([.J8]+[.K8])" office:value-type="float" office:value="0.446808510638298" calcext:value-type="float">
            <text:p>0,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38" table:formula="of:=[.M8]/([.M8]+[.N8])" office:value-type="float" office:value="0.0212765957446808" calcext:value-type="float">
            <text:p>0,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38" table:formula="of:=[.P8]/([.P8]+[.Q8])" office:value-type="float" office:value="0" calcext:value-type="float">
            <text:p>0,0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62" table:formula="of:=[.S8]/([.S8]+[.T8])" office:value-type="float" office:value="0.638297872340426" calcext:value-type="float">
            <text:p>0,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62" table:formula="of:=[.V8]/([.V8]+[.W8])" office:value-type="float" office:value="0.0638297872340425" calcext:value-type="float">
            <text:p>0,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38" table:formula="of:=[.Y8]/([.Y8]+[.Z8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9]" office:value-type="float" office:value="7" calcext:value-type="float">
            <text:p>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38" table:formula="of:=[.J9]/([.J9]+[.K9])" office:value-type="float" office:value="0.574468085106383" calcext:value-type="float">
            <text:p>0,5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38" table:formula="of:=[.M9]/([.M9]+[.N9])" office:value-type="float" office:value="0.106382978723404" calcext:value-type="float">
            <text:p>0,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38" table:formula="of:=[.P9]/([.P9]+[.Q9])" office:value-type="float" office:value="0.0857142857142857" calcext:value-type="float">
            <text:p>0,0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62" table:formula="of:=[.S9]/([.S9]+[.T9])" office:value-type="float" office:value="0.553191489361702" calcext:value-type="float">
            <text:p>0,5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62" table:formula="of:=[.V9]/([.V9]+[.W9])" office:value-type="float" office:value="0.148936170212766" calcext:value-type="float">
            <text:p>0,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38" table:formula="of:=[.Y9]/([.Y9]+[.Z9])" office:value-type="float" office:value="0.0571428571428571" calcext:value-type="float">
            <text:p>0,06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0]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9" table:formula="of:=[.J10]/([.J10]+[.K10])" office:value-type="float" office:value="0.9" calcext:value-type="float">
            <text:p>0,9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60" table:formula="of:=[.M10]/([.M10]+[.N10])" office:value-type="float" office:value="0.3" calcext:value-type="float">
            <text:p>0,3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1" calcext:value-type="float">
            <text:p>151</text:p>
          </table:table-cell>
          <table:table-cell table:style-name="ce39" table:formula="of:=[.P10]/([.P10]+[.Q10])" office:value-type="float" office:value="0.0194805194805195" calcext:value-type="float">
            <text:p>0,0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60" office:value-type="float" office:value="0.875" calcext:value-type="float">
            <text:p>0,8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60" table:formula="of:=[.V10]/([.V10]+[.W10])" office:value-type="float" office:value="0.2" calcext:value-type="float">
            <text:p>0,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4" calcext:value-type="float">
            <text:p>154</text:p>
          </table:table-cell>
          <table:table-cell table:style-name="ce39" table:formula="of:=[.Y10]/([.Y10]+[.Z10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2" calcext:value-type="float">
            <text:p>2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6+[.E11]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39" table:formula="of:=[.J11]/([.J11]+[.K11])" office:value-type="float" office:value="1" calcext:value-type="float">
            <text:p>1,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60" table:formula="of:=[.M11]/([.M11]+[.N11])" office:value-type="float" office:value="0.3" calcext:value-type="float">
            <text:p>0,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3" calcext:value-type="float">
            <text:p>153</text:p>
          </table:table-cell>
          <table:table-cell table:style-name="ce39" table:formula="of:=[.P11]/([.P11]+[.Q11])" office:value-type="float" office:value="0.00649350649350649" calcext:value-type="float">
            <text:p>0,0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60" office:value-type="float" office:value="1" calcext:value-type="float">
            <text:p>1,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60" table:formula="of:=[.V11]/([.V11]+[.W11])" office:value-type="float" office:value="0.1" calcext:value-type="float">
            <text:p>0,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4" calcext:value-type="float">
            <text:p>154</text:p>
          </table:table-cell>
          <table:table-cell table:style-name="ce39" table:formula="of:=[.Y11]/([.Y11]+[.Z11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3" calcext:value-type="float">
            <text:p>3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2]" office:value-type="float" office:value="6" calcext:value-type="float">
            <text:p>6</text:p>
          </table:table-cell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[.J12]/([.J12]+[.K12])" office:value-type="float" office:value="0.8125" calcext:value-type="float">
            <text:p>0,8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60" table:formula="of:=[.M12]/([.M12]+[.N12])" office:value-type="float" office:value="0.125" calcext:value-type="float">
            <text:p>0,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" calcext:value-type="float">
            <text:p>112</text:p>
          </table:table-cell>
          <table:table-cell table:style-name="ce39" table:formula="of:=[.P12]/([.P12]+[.Q12])" office:value-type="float" office:value="0" calcext:value-type="float">
            <text:p>0,0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float" office:value="0.807692307692308" calcext:value-type="float">
            <text:p>0,8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60" table:formula="of:=[.V12]/([.V12]+[.W12])" office:value-type="float" office:value="0.0625" calcext:value-type="float">
            <text:p>0,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" calcext:value-type="float">
            <text:p>112</text:p>
          </table:table-cell>
          <table:table-cell table:style-name="ce39" table:formula="of:=[.Y12]/([.Y12]+[.Z12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4" calcext:value-type="float">
            <text:p>4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6+[.E13]" office:value-type="float" office:value="7" calcext:value-type="float">
            <text:p>7</text:p>
          </table:table-cell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[.J13]/([.J13]+[.K13])" office:value-type="float" office:value="0.8125" calcext:value-type="float">
            <text:p>0,8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60" table:formula="of:=[.M13]/([.M13]+[.N13])" office:value-type="float" office:value="0.1875" calcext:value-type="float">
            <text:p>0,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1" calcext:value-type="float">
            <text:p>111</text:p>
          </table:table-cell>
          <table:table-cell table:style-name="ce39" table:formula="of:=[.P13]/([.P13]+[.Q13])" office:value-type="float" office:value="0.00892857142857143" calcext:value-type="float">
            <text:p>0,0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float" office:value="0.846153846153846" calcext:value-type="float">
            <text:p>0,8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60" table:formula="of:=[.V13]/([.V13]+[.W13])" office:value-type="float" office:value="0.1875" calcext:value-type="float">
            <text:p>0,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1" calcext:value-type="float">
            <text:p>111</text:p>
          </table:table-cell>
          <table:table-cell table:style-name="ce39" table:formula="of:=[.Y13]/([.Y13]+[.Z13])" office:value-type="float" office:value="0.00892857142857143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5" calcext:value-type="float">
            <text:p>5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4]" office:value-type="float" office:value="6" calcext:value-type="float">
            <text:p>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39" table:formula="of:=[.J14]/([.J14]+[.K14])" office:value-type="float" office:value="0.818181818181818" calcext:value-type="float">
            <text:p>0,8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60" table:formula="of:=[.M14]/([.M14]+[.N14])" office:value-type="float" office:value="0.181818181818182" calcext:value-type="float">
            <text:p>0,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P14]/([.P14]+[.Q14])" office:value-type="float" office:value="0" calcext:value-type="float">
            <text:p>0,0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float" office:value="0.527777777777778" calcext:value-type="float">
            <text:p>0,5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60" table:formula="of:=[.V14]/([.V14]+[.W14])" office:value-type="float" office:value="0.181818181818182" calcext:value-type="float">
            <text:p>0,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Y14]/([.Y14]+[.Z14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6" calcext:value-type="float">
            <text:p>6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6+[.E15]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39" table:formula="of:=[.J15]/([.J15]+[.K15])" office:value-type="float" office:value="0.818181818181818" calcext:value-type="float">
            <text:p>0,8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60" table:formula="of:=[.M15]/([.M15]+[.N15])" office:value-type="float" office:value="0.181818181818182" calcext:value-type="float">
            <text:p>0,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P15]/([.P15]+[.Q15])" office:value-type="float" office:value="0" calcext:value-type="float">
            <text:p>0,0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60" office:value-type="float" office:value="0.722222222222222" calcext:value-type="float">
            <text:p>0,7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" calcext:value-type="float">
            <text:p>21</text:p>
          </table:table-cell>
          <table:table-cell table:style-name="ce60" table:formula="of:=[.V15]/([.V15]+[.W15])" office:value-type="float" office:value="0.0454545454545455" calcext:value-type="float">
            <text:p>0,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Y15]/([.Y15]+[.Z15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7" calcext:value-type="float">
            <text:p>7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6]" office:value-type="float" office:value="6" calcext:value-type="float">
            <text:p>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0" calcext:value-type="float">
            <text:p>10</text:p>
          </table:table-cell>
          <table:table-cell table:style-name="ce39" table:formula="of:=[.J16]/([.J16]+[.K16])" office:value-type="float" office:value="0.655172413793103" calcext:value-type="float">
            <text:p>0,6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" calcext:value-type="float">
            <text:p>25</text:p>
          </table:table-cell>
          <table:table-cell table:style-name="ce60" table:formula="of:=[.M16]/([.M16]+[.N16])" office:value-type="float" office:value="0.137931034482759" calcext:value-type="float">
            <text:p>0,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39" table:formula="of:=[.P16]/([.P16]+[.Q16])" office:value-type="float" office:value="0.0476190476190476" calcext:value-type="float">
            <text:p>0,0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" calcext:value-type="float">
            <text:p>7</text:p>
          </table:table-cell>
          <table:table-cell table:style-name="ce60" office:value-type="float" office:value="0.51063829787234" calcext:value-type="float">
            <text:p>0,5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60" table:formula="of:=[.V16]/([.V16]+[.W16])" office:value-type="float" office:value="0.103448275862069" calcext:value-type="float">
            <text:p>0,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39" table:formula="of:=[.Y16]/([.Y16]+[.Z16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string" calcext:value-type="string">
            <text:p>N</text:p>
          </table:table-cell>
          <table:table-cell table:style-name="ce26" office:value-type="float" office:value="0.9" calcext:value-type="float">
            <text:p>0,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6+[.E17]" office:value-type="float" office:value="7" calcext:value-type="float">
            <text:p>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7" calcext:value-type="float">
            <text:p>7</text:p>
          </table:table-cell>
          <table:table-cell table:style-name="ce39" table:formula="of:=[.J17]/([.J17]+[.K17])" office:value-type="float" office:value="0.758620689655172" calcext:value-type="float">
            <text:p>0,7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" calcext:value-type="float">
            <text:p>25</text:p>
          </table:table-cell>
          <table:table-cell table:style-name="ce60" table:formula="of:=[.M17]/([.M17]+[.N17])" office:value-type="float" office:value="0.137931034482759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42" table:formula="of:=[.P17]/([.P17]+[.Q17])" office:value-type="float" office:value="0" calcext:value-type="float">
            <text:p>0,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style-name="ce63" office:value-type="float" office:value="0.638297872340426" calcext:value-type="float">
            <text:p>0,6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7" calcext:value-type="float">
            <text:p>27</text:p>
          </table:table-cell>
          <table:table-cell table:style-name="ce60" table:formula="of:=[.V17]/([.V17]+[.W17])" office:value-type="float" office:value="0.0689655172413793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42" table:formula="of:=[.Y17]/([.Y17]+[.Z17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1" calcext:value-type="float">
            <text:p>1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18]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18]/([.J18]+[.K18])" office:value-type="float" office:value="1" calcext:value-type="float">
            <text:p>1,0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[.M18]/([.M18]+[.N18])" office:value-type="float" office:value="0.9" calcext:value-type="float">
            <text:p>0,9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style-name="ce40" table:formula="of:=[.P18]/([.P18]+[.Q18])" office:value-type="float" office:value="0" calcext:value-type="float">
            <text:p>0,0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64" table:formula="of:=[.S18]/([.S18]+[.T18])" office:value-type="float" office:value="0.9" calcext:value-type="float">
            <text:p>0,9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64" table:formula="of:=[.V18]/([.V18]+[.W18])" office:value-type="float" office:value="0.8" calcext:value-type="float">
            <text:p>0,8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style-name="ce40" table:formula="of:=[.Y18]/([.Y18]+[.Z18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2" calcext:value-type="float">
            <text:p>2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19]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19]/([.J19]+[.K19])" office:value-type="float" office:value="1" calcext:value-type="float">
            <text:p>1,0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40" table:formula="of:=[.M19]/([.M19]+[.N19])" office:value-type="float" office:value="0.7" calcext:value-type="float">
            <text:p>0,7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style-name="ce40" table:formula="of:=[.P19]/([.P19]+[.Q19])" office:value-type="float" office:value="0" calcext:value-type="float">
            <text:p>0,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19]/([.S19]+[.T19])" office:value-type="float" office:value="1" calcext:value-type="float">
            <text:p>1,0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64" table:formula="of:=[.V19]/([.V19]+[.W19])" office:value-type="float" office:value="0.8" calcext:value-type="float">
            <text:p>0,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53" calcext:value-type="float">
            <text:p>153</text:p>
          </table:table-cell>
          <table:table-cell table:style-name="ce40" table:formula="of:=[.Y19]/([.Y19]+[.Z19])" office:value-type="float" office:value="0.00649350649350649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3" calcext:value-type="float">
            <text:p>3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20]" office:value-type="float" office:value="6" calcext:value-type="float">
            <text:p>6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[.J20]/([.J20]+[.K20])" office:value-type="float" office:value="0.9375" calcext:value-type="float">
            <text:p>0,9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0]/([.M20]+[.N20])" office:value-type="float" office:value="0.875" calcext:value-type="float">
            <text:p>0,8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9" calcext:value-type="float">
            <text:p>109</text:p>
          </table:table-cell>
          <table:table-cell table:style-name="ce40" table:formula="of:=[.P20]/([.P20]+[.Q20])" office:value-type="float" office:value="0.0267857142857143" calcext:value-type="float">
            <text:p>0,0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0]/([.S20]+[.T20])" office:value-type="float" office:value="1" calcext:value-type="float">
            <text:p>1,0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64" table:formula="of:=[.V20]/([.V20]+[.W20])" office:value-type="float" office:value="0.6875" calcext:value-type="float">
            <text:p>0,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2" calcext:value-type="float">
            <text:p>112</text:p>
          </table:table-cell>
          <table:table-cell table:style-name="ce40" table:formula="of:=[.Y20]/([.Y20]+[.Z20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4" calcext:value-type="float">
            <text:p>4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21]" office:value-type="float" office:value="7" calcext:value-type="float">
            <text:p>7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1]/([.J21]+[.K21])" office:value-type="float" office:value="1" calcext:value-type="float">
            <text:p>1,0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40" table:formula="of:=[.M21]/([.M21]+[.N21])" office:value-type="float" office:value="0.8125" calcext:value-type="float">
            <text:p>0,8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9" calcext:value-type="float">
            <text:p>109</text:p>
          </table:table-cell>
          <table:table-cell table:style-name="ce40" table:formula="of:=[.P21]/([.P21]+[.Q21])" office:value-type="float" office:value="0.0267857142857143" calcext:value-type="float">
            <text:p>0,0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64" table:formula="of:=[.S21]/([.S21]+[.T21])" office:value-type="float" office:value="0.9375" calcext:value-type="float">
            <text:p>0,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64" table:formula="of:=[.V21]/([.V21]+[.W21])" office:value-type="float" office:value="0.8125" calcext:value-type="float">
            <text:p>0,8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7" calcext:value-type="float">
            <text:p>107</text:p>
          </table:table-cell>
          <table:table-cell table:style-name="ce40" table:formula="of:=[.Y21]/([.Y21]+[.Z21])" office:value-type="float" office:value="0.0446428571428571" calcext:value-type="float">
            <text:p>0,04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5" calcext:value-type="float">
            <text:p>5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22]" office:value-type="float" office:value="6" calcext:value-type="float">
            <text:p>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2]/([.J22]+[.K22])" office:value-type="float" office:value="1" calcext:value-type="float">
            <text:p>1,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2]/([.M22]+[.N22])" office:value-type="float" office:value="0.909090909090909" calcext:value-type="float">
            <text:p>0,9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style-name="ce40" table:formula="of:=[.P22]/([.P22]+[.Q22])" office:value-type="float" office:value="0" calcext:value-type="float">
            <text:p>0,0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2]/([.S22]+[.T22])" office:value-type="float" office:value="1" calcext:value-type="float">
            <text:p>1,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" calcext:value-type="float">
            <text:p>7</text:p>
          </table:table-cell>
          <table:table-cell table:style-name="ce64" table:formula="of:=[.V22]/([.V22]+[.W22])" office:value-type="float" office:value="0.681818181818182" calcext:value-type="float">
            <text:p>0,6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style-name="ce40" table:formula="of:=[.Y22]/([.Y22]+[.Z22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6" calcext:value-type="float">
            <text:p>6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23]" office:value-type="float" office:value="7" calcext:value-type="float">
            <text:p>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3]/([.J23]+[.K23])" office:value-type="float" office:value="1" calcext:value-type="float">
            <text:p>1,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3]/([.M23]+[.N23])" office:value-type="float" office:value="0.909090909090909" calcext:value-type="float">
            <text:p>0,9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9" calcext:value-type="float">
            <text:p>69</text:p>
          </table:table-cell>
          <table:table-cell table:style-name="ce40" table:formula="of:=[.P23]/([.P23]+[.Q23])" office:value-type="float" office:value="0.0142857142857143" calcext:value-type="float">
            <text:p>0,0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3]/([.S23]+[.T23])" office:value-type="float" office:value="1" calcext:value-type="float">
            <text:p>1,0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64" table:formula="of:=[.V23]/([.V23]+[.W23])" office:value-type="float" office:value="0.363636363636364" calcext:value-type="float">
            <text:p>0,3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style-name="ce40" table:formula="of:=[.Y23]/([.Y23]+[.Z23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7" calcext:value-type="float">
            <text:p>7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24]" office:value-type="float" office:value="6" calcext:value-type="float">
            <text:p>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4]/([.J24]+[.K24])" office:value-type="float" office:value="1" calcext:value-type="float">
            <text:p>1,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4]/([.M24]+[.N24])" office:value-type="float" office:value="0.931034482758621" calcext:value-type="float">
            <text:p>0,9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P24]/([.P24]+[.Q24])" office:value-type="float" office:value="0" calcext:value-type="float">
            <text:p>0,0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4]/([.S24]+[.T24])" office:value-type="float" office:value="1" calcext:value-type="float">
            <text:p>1,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64" table:formula="of:=[.V24]/([.V24]+[.W24])" office:value-type="float" office:value="0.551724137931034" calcext:value-type="float">
            <text:p>0,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Y24]/([.Y24]+[.Z24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8" calcext:value-type="float">
            <text:p>8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25]" office:value-type="float" office:value="7" calcext:value-type="float">
            <text:p>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5]/([.J25]+[.K25])" office:value-type="float" office:value="1" calcext:value-type="float">
            <text:p>1,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" calcext:value-type="float">
            <text:p>4</text:p>
          </table:table-cell>
          <table:table-cell table:style-name="ce40" table:formula="of:=[.M25]/([.M25]+[.N25])" office:value-type="float" office:value="0.862068965517241" calcext:value-type="float">
            <text:p>0,8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P25]/([.P25]+[.Q25])" office:value-type="float" office:value="0" calcext:value-type="float">
            <text:p>0,0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5]/([.S25]+[.T25])" office:value-type="float" office:value="1" calcext:value-type="float">
            <text:p>1,0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table:style-name="ce64" table:formula="of:=[.V25]/([.V25]+[.W25])" office:value-type="float" office:value="0.620689655172414" calcext:value-type="float">
            <text:p>0,6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Y25]/([.Y25]+[.Z25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52 participantes sem sens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2 participantes sem sens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2 participantes com sensores – número de usuários por variáve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36" office:value-type="string" calcext:value-type="string" table:number-columns-spanned="2" table:number-rows-spanned="1">
            <text:p>A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B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C</text:p>
          </table:table-cell>
          <table:covered-table-cell table:style-name="ce48"/>
          <table:table-cell/>
          <table:table-cell office:value-type="float" office:value="1" calcext:value-type="float">
            <text:p>1</text:p>
          </table:table-cell>
          <table:table-cell table:style-name="ce52" office:value-type="float" office:value="0.3" calcext:value-type="float">
            <text:p>0,30</text:p>
          </table:table-cell>
          <table:table-cell table:style-name="ce52" office:value-type="float" office:value="1" calcext:value-type="float">
            <text:p>1,00</text:p>
          </table:table-cell>
          <table:table-cell table:style-name="ce52" office:value-type="float" office:value="0.9" calcext:value-type="float">
            <text:p>0,90</text:p>
          </table:table-cell>
          <table:table-cell table:style-name="ce52" office:value-type="float" office:value="1" calcext:value-type="float">
            <text:p>1,00</text:p>
          </table:table-cell>
          <table:table-cell table:formula="of:= [.M32]/[.L32] - 1" office:value-type="float" office:value="0.111111111111111" calcext:value-type="float">
            <text:p>0,111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3" office:value-type="string" calcext:value-type="string">
            <text:p>RF</text:p>
          </table:table-cell>
          <table:table-cell table:style-name="ce43" office:value-type="string" calcext:value-type="string">
            <text:p>RF+GRID</text:p>
          </table:table-cell>
          <table:table-cell table:style-name="ce43" office:value-type="string" calcext:value-type="string">
            <text:p>RF</text:p>
          </table:table-cell>
          <table:table-cell table:style-name="ce43" office:value-type="string" calcext:value-type="string">
            <text:p>RF+GRID</text:p>
          </table:table-cell>
          <table:table-cell table:style-name="ce43" office:value-type="string" calcext:value-type="string">
            <text:p>RF</text:p>
          </table:table-cell>
          <table:table-cell table:style-name="ce49" office:value-type="string" calcext:value-type="string">
            <text:p>RF+GRI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2" office:value-type="float" office:value="0.3" calcext:value-type="float">
            <text:p>0,30</text:p>
          </table:table-cell>
          <table:table-cell table:number-columns-repeated="3" table:style-name="ce52" office:value-type="float" office:value="1" calcext:value-type="float">
            <text:p>1,00</text:p>
          </table:table-cell>
          <table:table-cell table:formula="of:= [.M33]/[.L33] - 1" office:value-type="float" office:value="0" calcext:value-type="float">
            <text:p>0,000</text:p>
          </table:table-cell>
          <table:table-cell table:number-columns-repeated="1010"/>
        </table:table-row>
        <table:table-row table:style-name="ro1">
          <table:table-cell table:style-name="ce30" office:value-type="string" calcext:value-type="string">
            <text:p>TAR</text:p>
          </table:table-cell>
          <table:table-cell table:style-name="ce44" table:formula="of:=SUM([.J2:.J9])/SUM([.G2:.G9])" office:value-type="percentage" office:value="0.688" calcext:value-type="percentage">
            <text:p>68,80%</text:p>
          </table:table-cell>
          <table:table-cell table:style-name="ce44" table:formula="of:=SUM([.S2:.S9])/SUM([.$G$2:.$G$9])" office:value-type="percentage" office:value="0.648" calcext:value-type="percentage">
            <text:p>64,80%</text:p>
          </table:table-cell>
          <table:table-cell table:style-name="ce44" table:formula="of:=SUM([.J10:.J17])/SUM([.G10:.G17])" office:value-type="percentage" office:value="0.792207792207792" calcext:value-type="percentage">
            <text:p>79,22%</text:p>
          </table:table-cell>
          <table:table-cell table:style-name="ce44" table:formula="of:=SUM([.S10:.S17])/SUM([.G10:.G17])" office:value-type="percentage" office:value="0.805194805194805" calcext:value-type="percentage">
            <text:p>80,52%</text:p>
          </table:table-cell>
          <table:table-cell table:style-name="ce44" table:formula="of:=SUM([.J18:.J25])/SUM([.G18:.G25])" office:value-type="percentage" office:value="0.993506493506493" calcext:value-type="percentage">
            <text:p>99,35%</text:p>
          </table:table-cell>
          <table:table-cell table:style-name="ce50" table:formula="of:=SUM([.S18:.S25])/SUM([.G18:.G25])" office:value-type="percentage" office:value="0.987012987012987" calcext:value-type="percentage">
            <text:p>98,70%</text:p>
          </table:table-cell>
          <table:table-cell/>
          <table:table-cell office:value-type="float" office:value="3" calcext:value-type="float">
            <text:p>3</text:p>
          </table:table-cell>
          <table:table-cell table:style-name="ce52" office:value-type="float" office:value="0.5" calcext:value-type="float">
            <text:p>0,50</text:p>
          </table:table-cell>
          <table:table-cell table:style-name="ce52" office:value-type="float" office:value="0.846153846153846" calcext:value-type="float">
            <text:p>0,85</text:p>
          </table:table-cell>
          <table:table-cell table:style-name="ce52" office:value-type="float" office:value="0.8125" calcext:value-type="float">
            <text:p>0,81</text:p>
          </table:table-cell>
          <table:table-cell table:style-name="ce52" office:value-type="float" office:value="0.9375" calcext:value-type="float">
            <text:p>0,94</text:p>
          </table:table-cell>
          <table:table-cell table:formula="of:= [.M34]/[.L34] - 1" office:value-type="float" office:value="0.153846153846154" calcext:value-type="float">
            <text:p>0,154</text:p>
          </table:table-cell>
          <table:table-cell table:number-columns-repeated="1010"/>
        </table:table-row>
        <table:table-row table:style-name="ro1">
          <table:table-cell table:style-name="ce30" office:value-type="string" calcext:value-type="string">
            <text:p>FRR</text:p>
          </table:table-cell>
          <table:table-cell table:style-name="ce44" table:formula="of:=SUM([.K2:.K9])/SUM([.$G$2:.$G$9])" office:value-type="percentage" office:value="0.312" calcext:value-type="percentage">
            <text:p>31,20%</text:p>
          </table:table-cell>
          <table:table-cell table:style-name="ce44" table:formula="of:=SUM([.T2:.T9])/SUM([.G2:.G9])" office:value-type="percentage" office:value="0.352" calcext:value-type="percentage">
            <text:p>35,20%</text:p>
          </table:table-cell>
          <table:table-cell table:style-name="ce44" table:formula="of:=SUM([.K10:.K17])/SUM([.G10:.G17])" office:value-type="percentage" office:value="0.207792207792208" calcext:value-type="percentage">
            <text:p>20,78%</text:p>
          </table:table-cell>
          <table:table-cell table:style-name="ce44" table:formula="of:=SUM([.T10:.T17])/SUM([.G10:.G17])" office:value-type="percentage" office:value="0.194805194805195" calcext:value-type="percentage">
            <text:p>19,48%</text:p>
          </table:table-cell>
          <table:table-cell table:style-name="ce44" table:formula="of:=SUM([.K18:.K25])/SUM([.G18:.G25])" office:value-type="percentage" office:value="0.00649350649350649" calcext:value-type="percentage">
            <text:p>0,65%</text:p>
          </table:table-cell>
          <table:table-cell table:style-name="ce50" table:formula="of:=SUM([.T18:.T25])/SUM([.G18:.G25])" office:value-type="percentage" office:value="0.012987012987013" calcext:value-type="percentage">
            <text:p>1,3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52" office:value-type="float" office:value="0.5" calcext:value-type="float">
            <text:p>0,50</text:p>
          </table:table-cell>
          <table:table-cell table:style-name="ce52" office:value-type="float" office:value="0.846153846153846" calcext:value-type="float">
            <text:p>0,85</text:p>
          </table:table-cell>
          <table:table-cell table:style-name="ce52" office:value-type="float" office:value="0.8125" calcext:value-type="float">
            <text:p>0,81</text:p>
          </table:table-cell>
          <table:table-cell table:style-name="ce52" office:value-type="float" office:value="1" calcext:value-type="float">
            <text:p>1,00</text:p>
          </table:table-cell>
          <table:table-cell table:formula="of:= [.M35]/[.L35] - 1" office:value-type="float" office:value="0.230769230769231" calcext:value-type="float">
            <text:p>0,231</text:p>
          </table:table-cell>
          <table:table-cell table:number-columns-repeated="1010"/>
        </table:table-row>
        <table:table-row table:style-name="ro1">
          <table:table-cell table:style-name="ce30" office:value-type="string" calcext:value-type="string">
            <text:p>FAR</text:p>
          </table:table-cell>
          <table:table-cell table:style-name="ce44" table:formula="of:=SUM([.P2:.P9])/SUM([.P2:.Q9])" office:value-type="percentage" office:value="0.00945017182130584" calcext:value-type="percentage">
            <text:p>0,95%</text:p>
          </table:table-cell>
          <table:table-cell table:style-name="ce44" table:formula="of:=SUM([.Y2:.Y9])/SUM([.Y2:.Z9])" office:value-type="percentage" office:value="0.00515463917525773" calcext:value-type="percentage">
            <text:p>0,52%</text:p>
          </table:table-cell>
          <table:table-cell table:style-name="ce44" table:formula="of:=SUM([.P10:.P17])/SUM([.P10:.Q17])" office:value-type="percentage" office:value="0.00840336134453782" calcext:value-type="percentage">
            <text:p>0,84%</text:p>
          </table:table-cell>
          <table:table-cell table:style-name="ce44" table:formula="of:=SUM([.Y10:.Y17])/SUM([.Y10:.Z17])" office:value-type="percentage" office:value="0.00140056022408964" calcext:value-type="percentage">
            <text:p>0,14%</text:p>
          </table:table-cell>
          <table:table-cell table:style-name="ce44" table:formula="of:=SUM([.P18:.P25])/(SUM([.H18:.H25])*7)" office:value-type="percentage" office:value="0.00980392156862745" calcext:value-type="percentage">
            <text:p>0,98%</text:p>
          </table:table-cell>
          <table:table-cell table:style-name="ce50" table:formula="of:=SUM([.Y18:.Y25])/SUM([.Y18:.Z25])" office:value-type="percentage" office:value="0.00840336134453782" calcext:value-type="percentage">
            <text:p>0,84%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office:value-type="float" office:value="0.7" calcext:value-type="float">
            <text:p>0,70</text:p>
          </table:table-cell>
          <table:table-cell table:style-name="ce52" office:value-type="float" office:value="0.611111111111111" calcext:value-type="float">
            <text:p>0,61</text:p>
          </table:table-cell>
          <table:table-cell table:style-name="ce52" office:value-type="float" office:value="0.818181818181818" calcext:value-type="float">
            <text:p>0,82</text:p>
          </table:table-cell>
          <table:table-cell table:style-name="ce52" office:value-type="float" office:value="1" calcext:value-type="float">
            <text:p>1,00</text:p>
          </table:table-cell>
          <table:table-cell table:formula="of:= [.M36]/[.L36] - 1" office:value-type="float" office:value="0.222222222222222" calcext:value-type="float">
            <text:p>0,222</text:p>
          </table:table-cell>
          <table:table-cell table:number-columns-repeated="1010"/>
        </table:table-row>
        <table:table-row table:style-name="ro1">
          <table:table-cell table:style-name="ce31" office:value-type="string" calcext:value-type="string">
            <text:p>TRR</text:p>
          </table:table-cell>
          <table:table-cell table:style-name="ce45" table:formula="of:=SUM([.Q2:.Q9])/SUM([.P2:.Q9])" office:value-type="percentage" office:value="0.990549828178694" calcext:value-type="percentage">
            <text:p>99,05%</text:p>
          </table:table-cell>
          <table:table-cell table:style-name="ce45" table:formula="of:=SUM([.Z2:.Z9])/SUM([.Y2:.Z9])" office:value-type="percentage" office:value="0.994845360824742" calcext:value-type="percentage">
            <text:p>99,48%</text:p>
          </table:table-cell>
          <table:table-cell table:style-name="ce45" table:formula="of:=SUM([.Q10:.Q17])/SUM([.P10:.Q17])" office:value-type="percentage" office:value="0.991596638655462" calcext:value-type="percentage">
            <text:p>99,16%</text:p>
          </table:table-cell>
          <table:table-cell table:style-name="ce45" table:formula="of:=SUM([.Z10:.Z17])/SUM([.Y10:.Z17])" office:value-type="percentage" office:value="0.99859943977591" calcext:value-type="percentage">
            <text:p>99,86%</text:p>
          </table:table-cell>
          <table:table-cell table:style-name="ce45" table:formula="of:=SUM([.Q18:.Q25])/SUM([.P18:.Q25])" office:value-type="percentage" office:value="0.990196078431373" calcext:value-type="percentage">
            <text:p>99,02%</text:p>
          </table:table-cell>
          <table:table-cell table:style-name="ce51" table:formula="of:=SUM([.Z18:.Z25])/SUM([.Y18:.Z25])" office:value-type="percentage" office:value="0.991596638655462" calcext:value-type="percentage">
            <text:p>99,16%</text:p>
          </table:table-cell>
          <table:table-cell/>
          <table:table-cell office:value-type="float" office:value="6" calcext:value-type="float">
            <text:p>6</text:p>
          </table:table-cell>
          <table:table-cell table:style-name="ce52" office:value-type="float" office:value="0.7" calcext:value-type="float">
            <text:p>0,70</text:p>
          </table:table-cell>
          <table:table-cell table:style-name="ce52" office:value-type="float" office:value="0.722222222222222" calcext:value-type="float">
            <text:p>0,72</text:p>
          </table:table-cell>
          <table:table-cell table:style-name="ce52" office:value-type="float" office:value="0.818181818181818" calcext:value-type="float">
            <text:p>0,82</text:p>
          </table:table-cell>
          <table:table-cell table:style-name="ce52" office:value-type="float" office:value="1" calcext:value-type="float">
            <text:p>1,00</text:p>
          </table:table-cell>
          <table:table-cell table:formula="of:= [.M37]/[.L37] - 1" office:value-type="float" office:value="0.222222222222222" calcext:value-type="float">
            <text:p>0,222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52" office:value-type="float" office:value="0.9" calcext:value-type="float">
            <text:p>0,90</text:p>
          </table:table-cell>
          <table:table-cell table:style-name="ce52" office:value-type="float" office:value="0.446808510638298" calcext:value-type="float">
            <text:p>0,45</text:p>
          </table:table-cell>
          <table:table-cell table:style-name="ce52" office:value-type="float" office:value="0.655172413793103" calcext:value-type="float">
            <text:p>0,66</text:p>
          </table:table-cell>
          <table:table-cell table:style-name="ce52" office:value-type="float" office:value="1" calcext:value-type="float">
            <text:p>1,00</text:p>
          </table:table-cell>
          <table:table-cell table:formula="of:= [.M38]/[.L38] - 1" office:value-type="float" office:value="0.526315789473684" calcext:value-type="float">
            <text:p>0,526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52" office:value-type="float" office:value="0.9" calcext:value-type="float">
            <text:p>0,90</text:p>
          </table:table-cell>
          <table:table-cell table:style-name="ce52" office:value-type="float" office:value="0.574468085106383" calcext:value-type="float">
            <text:p>0,57</text:p>
          </table:table-cell>
          <table:table-cell table:style-name="ce52" office:value-type="float" office:value="0.758620689655172" calcext:value-type="float">
            <text:p>0,76</text:p>
          </table:table-cell>
          <table:table-cell table:style-name="ce52" office:value-type="float" office:value="1" calcext:value-type="float">
            <text:p>1,00</text:p>
          </table:table-cell>
          <table:table-cell table:formula="of:= [.M39]/[.L39] - 1" office:value-type="float" office:value="0.318181818181818" calcext:value-type="float">
            <text:p>0,3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36" office:value-type="string" calcext:value-type="string" table:number-columns-spanned="2" table:number-rows-spanned="1">
            <text:p>A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B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C</text:p>
          </table:table-cell>
          <table:covered-table-cell table:style-name="ce48"/>
          <table:table-cell table:number-columns-repeated="6"/>
          <table:table-cell table:style-name="ce59" table:formula="of:=AVERAGE([.N32:.N39])" office:value-type="float" office:value="0.223083568478305" calcext:value-type="float">
            <text:p>0,2231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3" office:value-type="string" calcext:value-type="string">
            <text:p>CLASSE</text:p>
          </table:table-cell>
          <table:table-cell table:style-name="ce43" office:value-type="string" calcext:value-type="string">
            <text:p>LIMIAR</text:p>
          </table:table-cell>
          <table:table-cell table:style-name="ce43" office:value-type="string" calcext:value-type="string">
            <text:p>CLASSE</text:p>
          </table:table-cell>
          <table:table-cell table:style-name="ce43" office:value-type="string" calcext:value-type="string">
            <text:p>LIMIAR</text:p>
          </table:table-cell>
          <table:table-cell table:style-name="ce43" office:value-type="string" calcext:value-type="string">
            <text:p>CLASSE</text:p>
          </table:table-cell>
          <table:table-cell table:style-name="ce43" office:value-type="string" calcext:value-type="string">
            <text:p>LIMIAR</text:p>
          </table:table-cell>
          <table:table-cell/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AR</text:p>
          </table:table-cell>
          <table:table-cell table:style-name="ce46" table:formula="of:=[.B34]" office:value-type="percentage" office:value="0.688" calcext:value-type="percentage">
            <text:p>68,80%</text:p>
          </table:table-cell>
          <table:table-cell table:style-name="ce46" table:formula="of:=SUM([.M2:.M9])/SUM([.G2:.G9])" office:value-type="percentage" office:value="0.14" calcext:value-type="percentage">
            <text:p>14,00%</text:p>
          </table:table-cell>
          <table:table-cell table:style-name="ce46" table:formula="of:=[.D34]" office:value-type="percentage" office:value="0.792207792207792" calcext:value-type="percentage">
            <text:p>79,22%</text:p>
          </table:table-cell>
          <table:table-cell table:style-name="ce46" table:formula="of:=SUM([.M10:.M17])/SUM([.G10:.G17])" office:value-type="percentage" office:value="0.175324675324675" calcext:value-type="percentage">
            <text:p>17,53%</text:p>
          </table:table-cell>
          <table:table-cell table:style-name="ce46" table:formula="of:=[.F34]" office:value-type="percentage" office:value="0.993506493506493" calcext:value-type="percentage">
            <text:p>99,35%</text:p>
          </table:table-cell>
          <table:table-cell table:style-name="ce46" table:formula="of:=SUM([.M18:.M25])/SUM([.G18:.G25])" office:value-type="percentage" office:value="0.876623376623377" calcext:value-type="percentage">
            <text:p>87,66%</text:p>
          </table:table-cell>
          <table:table-cell/>
          <table:table-cell office:value-type="float" office:value="1" calcext:value-type="float">
            <text:p>1</text:p>
          </table:table-cell>
          <table:table-cell table:style-name="ce52" office:value-type="float" office:value="0.3" calcext:value-type="float">
            <text:p>0,30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R</text:p>
          </table:table-cell>
          <table:table-cell table:style-name="ce45" table:formula="of:=[.B35]" office:value-type="percentage" office:value="0.312" calcext:value-type="percentage">
            <text:p>31,20%</text:p>
          </table:table-cell>
          <table:table-cell table:style-name="ce45" table:formula="of:=1-[.C42]" office:value-type="percentage" office:value="0.86" calcext:value-type="percentage">
            <text:p>86,00%</text:p>
          </table:table-cell>
          <table:table-cell table:style-name="ce45" table:formula="of:=[.D35]" office:value-type="percentage" office:value="0.207792207792208" calcext:value-type="percentage">
            <text:p>20,78%</text:p>
          </table:table-cell>
          <table:table-cell table:style-name="ce45" table:formula="of:=1-[.E42]" office:value-type="percentage" office:value="0.824675324675325" calcext:value-type="percentage">
            <text:p>82,47%</text:p>
          </table:table-cell>
          <table:table-cell table:style-name="ce45" table:formula="of:=[.F35]" office:value-type="percentage" office:value="0.00649350649350649" calcext:value-type="percentage">
            <text:p>0,65%</text:p>
          </table:table-cell>
          <table:table-cell table:style-name="ce51" table:formula="of:=1-[.G42]" office:value-type="percentage" office:value="0.123376623376623" calcext:value-type="percentage">
            <text:p>12,34%</text:p>
          </table:table-cell>
          <table:table-cell/>
          <table:table-cell office:value-type="float" office:value="2" calcext:value-type="float">
            <text:p>2</text:p>
          </table:table-cell>
          <table:table-cell table:style-name="ce52" office:value-type="float" office:value="0.3" calcext:value-type="float">
            <text:p>0,30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157" calcext:value-type="float">
            <text:p>157</text:p>
          </table:table-cell>
          <table:table-cell table:style-name="ce53" office:value-type="float" office:value="315" calcext:value-type="float">
            <text:p>3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52" office:value-type="float" office:value="0.5" calcext:value-type="float">
            <text:p>0,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219" calcext:value-type="float">
            <text:p>21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52" office:value-type="float" office:value="0.5" calcext:value-type="float">
            <text:p>0,50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22" calcext:value-type="float">
            <text:p>122</text:p>
          </table:table-cell>
          <table:table-cell table:style-name="ce53" office:value-type="float" office:value="245" calcext:value-type="float">
            <text:p>24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52" office:value-type="float" office:value="0.7" calcext:value-type="float">
            <text:p>0,7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145" calcext:value-type="float">
            <text:p>14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52" office:value-type="float" office:value="0.7" calcext:value-type="float">
            <text:p>0,7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169" calcext:value-type="float">
            <text:p>16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52" office:value-type="float" office:value="0.9" calcext:value-type="float">
            <text:p>0,9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117" calcext:value-type="float">
            <text:p>11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52" office:value-type="float" office:value="0.9" calcext:value-type="float">
            <text:p>0,9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123" calcext:value-type="float">
            <text:p>12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2">
      <number:number number:decimal-places="18" number:min-decimal-places="18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21:15:46.890624126</dc:date>
    <meta:editing-duration>P6DT21M24S</meta:editing-duration>
    <meta:editing-cycles>31</meta:editing-cycles>
    <meta:generator>LibreOffice/7.3.7.2$Linux_X86_64 LibreOffice_project/30$Build-2</meta:generator>
    <meta:document-statistic meta:table-count="1" meta:cell-count="840" meta:object-count="0"/>
  </office:meta>
</office:document-meta>
</file>